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6.45pt"/>
    </style:style>
    <style:style style:name="co3" style:family="table-column">
      <style:table-column-properties fo:break-before="auto" style:column-width="76.3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Req #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Releas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ate Started</text:p>
          </table:table-cell>
          <table:table-cell table:style-name="ce1" office:value-type="string" calcext:value-type="string">
            <text:p>Date finishe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s a User I want to be able enter quantify purchase so that I do not ave to keep clicking Buy mor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Web owner I want the Home page to auto fit on Mobile.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s a User I want to see fresh flag to be Y or N rather than boolean True or False, this is so it is more User friendl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s a Web Owner I want to be notified whenever a Purchase is made, this way I can prepare the ord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s a Web Owner I to be able to accept Credit Card, this be a good practice for m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104856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16:14:01.742317913</meta:creation-date>
    <dc:date>2015-06-14T16:45:12.682579361</dc:date>
    <meta:editing-duration>PT39S</meta:editing-duration>
    <meta:editing-cycles>1</meta:editing-cycles>
    <meta:generator>LibreOffice/4.4.2.2$Linux_X86_64 LibreOffice_project/40m0$Build-2</meta:generator>
    <meta:document-statistic meta:table-count="1" meta:cell-count="21" meta:object-count="0"/>
  </office:meta>
</office:document-meta>
</file>